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tyle="normal" style:font-style-asian="normal" style:font-style-complex="normal"/>
    </style:style>
    <style:style style:name="P2" style:family="paragraph" style:parent-style-name="Standard">
      <style:paragraph-properties fo:text-align="justify" style:justify-single-word="false"/>
      <style:text-properties style:font-name="Liberation Sans" fo:font-style="normal" fo:background-color="#ffff00" style:font-style-asian="normal" style:font-style-complex="normal"/>
    </style:style>
    <style:style style:name="P3" style:family="paragraph" style:parent-style-name="Standard">
      <style:paragraph-properties fo:text-align="justify" style:justify-single-word="false"/>
      <style:text-properties style:font-name="Liberation Sans" fo:font-style="normal" fo:background-color="transparent" style:font-style-asian="normal" style:font-style-complex="normal"/>
    </style:style>
    <style:style style:name="P4" style:family="paragraph" style:parent-style-name="Standard">
      <style:paragraph-properties fo:text-align="justify" style:justify-single-word="false"/>
      <style:text-properties style:font-name="Liberation Sans" fo:font-style="italic" style:font-style-asian="italic" style:font-style-complex="italic"/>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justify" style:justify-single-word="false"/>
      <style:text-properties fo:color="#000000" style:font-name="Liberation Sans" fo:font-style="normal" fo:background-color="transparent" style:font-style-asian="normal" style:font-style-complex="normal"/>
    </style:style>
    <style:style style:name="P7" style:family="paragraph" style:parent-style-name="Standard">
      <style:paragraph-properties fo:text-align="justify" style:justify-single-word="false" fo:break-before="page"/>
      <style:text-properties fo:color="#000000" style:font-name="Liberation Sans" fo:font-style="normal" fo:background-color="transparent" style:font-style-asian="normal" style:font-style-complex="normal"/>
    </style:style>
    <style:style style:name="P8" style:family="paragraph" style:parent-style-name="Hanging_20_indent">
      <style:text-properties fo:color="#000000" style:font-name="Liberation Sans"/>
    </style:style>
    <style:style style:name="P9" style:family="paragraph" style:parent-style-name="Standard">
      <style:paragraph-properties fo:text-align="justify" style:justify-single-word="false"/>
      <style:text-properties style:font-name="Liberation Sans" fo:font-style="normal" fo:background-color="transparent" style:font-style-asian="normal" style:font-style-complex="normal"/>
    </style:style>
    <style:style style:name="T1" style:family="text">
      <style:text-properties fo:font-style="italic" style:font-style-asian="italic" style:font-style-complex="italic"/>
    </style:style>
    <style:style style:name="T2" style:family="text">
      <style:text-properties fo:color="#000000" style:font-name="Liberation Sans"/>
    </style:style>
    <style:style style:name="T3" style:family="text">
      <style:text-properties fo:color="#000000" style:font-name="Liberation Sans" fo:font-style="normal" style:font-style-asian="normal" style:font-style-complex="normal"/>
    </style:style>
    <style:style style:name="T4" style:family="text">
      <style:text-properties fo:color="#000000" style:font-name="Liberation Sans" fo:font-style="normal" fo:background-color="transparent" style:font-style-asian="normal" style:font-style-complex="normal"/>
    </style:style>
    <style:style style:name="T5" style:family="text">
      <style:text-properties fo:color="#000000" style:font-name="Liberation Sans" fo:font-style="italic" style:font-style-asian="italic" style:font-style-complex="italic"/>
    </style:style>
    <style:style style:name="T6" style:family="text">
      <style:text-properties fo:background-color="#ffff00"/>
    </style:style>
    <style:style style:name="T7" style:family="text">
      <style:text-properties fo:background-color="#ff0000"/>
    </style:style>
    <style:style style:name="T8" style:family="text">
      <style:text-properties style:font-name="Liberatio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5.- Conciencia – Concepto</text:p>
      <text:p text:style-name="P4"/>
      <text:p text:style-name="P4">Conciencia como auto-conciencia. Auto-conciencia como una capacidad conceptual vs Auto-conciencia preconceptual. Concepto como meta-representación. </text:p>
      <text:p text:style-name="P1"/>
      <text:p text:style-name="P2">Éste es un seminario sobre filosofía del pensamiento: una mezcla potente de filosofía de la mente, teorías del significado, filosofía de la lógica y teorías de la acción. Dicha combinación se hace inevitable debido a la complejidad misma que está involucrada en la constitución de los pensamientos, en la organización de experiencia. La posibilidad de la experiencia está íntimamente ligada a la lógica. Sin embargo, la tendencia fuertemente anti-psicologista y formalista en la materia la ha erróneamente desligado de la conducta. La conexión entre lógica, experiencia y acción pasa por reconocer que la constitución de los contenidos mentales y proposicionales es posible sólo a través de relaciones inferenciales. Y que, por otra parte, las relaciones inferenciales son posibles sólo en el contexto de la intencionalidad y la acción. El seminario explorará la dirección inferencia-contenido-conducta desde dos perspectivas: la lingüística y la prelingüística. Es parte pues de nuestro trabajo darle sentido a nociones de inferencia, contenido y experiencia que no involucren articulación propiamente lingüística y que serán contrastadas con las prácticas lingüísticas. </text:p>
      <text:p text:style-name="P2"/>
      <text:p text:style-name="P3"><text:tab/>En <text:span text:style-name="T1">Thinking without words</text:span> José Luis Bermudez formula una teoría del pensamiento no lingüístico aplicable a animales no lingüísticos o en etapas prelingüisticas como los niños de pocos meses de edad. Ser un agente racional significa que guiamos nuestra conducta basados en un conjunto de creencias que usamos para conseguir la satisfacción de deseos con el uso de ciertos medios. El problema es explicar de que manera los actos racionales pueden ser explicados sin el uso de un lenguaje natural. La idea que se tiene es que no es posible un proceso de inferencia sin el uso de lenguaje en este sentido se muestra la dificultad de atribuir pensamiento a seres no lingüísticos. Aunque aseguremos que nuestro perro es el más inteligente del mundo no es posible explicar esto de manera convincente.</text:p>
      <text:p text:style-name="P3"/>
      <text:p text:style-name="P3"><text:tab/>Bermudez se encuentra entre dos aguas la del Canon de Morgan un teoría minimalista que en los escenarios mas optimistas las criaturas no lingüísticas tienen comportamiento poco mas que tróficos y la teoría del lenguaje del pensamiento de Fodor teoría en extremo racionalista. Bermudez intentará insertar una cuña entre estas dos teorías, su propuesta es la de la proto-lógica para la que tomara la idea de ofrecimiento del Canon de Morgan y la recargara con creencias instrumentales y la semántica de éxito otorgando a los seres no lingüísticos capacidades de toma de decisión no consciente. La conciencia es especialmente problemática para ser atribuidas a criaturas no lingüísticas pues se encuentra muy relacionada con el lenguaje, la conciencia o auto-conciencia es la percepción de lo que pasa en nuestra mente es un conocimiento de una mismo para el que es necesario tomar una postura de tercera persona, por lo que pensar sobre lo que pensamos necesitaría del uso del lenguaje.</text:p>
      <text:p text:style-name="P3"/>
      <text:p text:style-name="P3"><text:tab/>El canon Morgan o la propuesta minimalista considera que solo se debe interpretar el comportamiento de una criatura como un ejercicio de orden superior si no se puede explicar con un comportamiento de escala inferior, lo que conduce a subestimar las capacidades cognitivos y de desempeño necesarios en el medio ambiente. Puede esta propuesta ser aplicada a algunas criaturas pero queda corta para otras que son de mayor interés para su estudio.</text:p>
      <text:p text:style-name="P3"><text:soft-page-break/><text:tab/>En contraste con el Canon de Morgan esta la propuesta <text:span text:style-name="T1">Racionalista </text:span>de Fodor que precisa entender a los animales con una alta racionalidad y capacidades de inferencia consciente. Es decir, que la criatura esta en constante revisión consiente de sus actos y para la toma de decisiones evalúa muchas de las vías de escape. En los seres humanos existen bastantes comportamientos no justificados racionalmente, sobre todo los sentimientos, y por otra parte puede que para un animal no sea muy útil pensar demasiado. La propuesta de Fordor en la que se incluye la del lenguaje de pensamiento propone que para describir el sistema representacional que atribuimos a los organismos, es necesario considerar los procesos cognitivos como procesos computacionales usando teorías/modelos psicológicos que tengan más posibilidad de ser verdaderos. En tanto que la toma de decisiones que da cuenta de como un agente actúa en determinada situación propone que dada una situación se ofrecen un determinado tipo de acciones del mismo tipo y se prevén cuales de esas acciones conseguirán mejor el resultado deseado. Para lo que es necesaria entonces una conciencia que permita representar las opciones y sus consecuencias. Desde esta postura decidir es un proceso computacional.</text:p>
      <text:p text:style-name="P2"/>
      <text:p text:style-name="P3"><text:tab/>El modelo de Fodor necesita que el organismo disponga de medios para representar no soló sus opiniones conductuales sino también: la consecuencia probable de actuar sobre tales opciones. Utilizar este tipo de modelo es, por lo tanto, presuponer que el agente tiene acceso a un sistema representacional de riqueza considerable. Esta forma de explicación sólo puede progresar si suponemos que los agentes tienen medios para representar sus conductas ante sí mismos. Si se renuncia a ello, renunciamos a la posibilidad de explicar la conducta del agente haciendo referencia a sus creencias y preferencias.</text:p>
      <text:p text:style-name="P3"/>
      <text:p text:style-name="P3"><text:tab/>Para salir de las dificultades de ambas posturas Bermúdez ofrece una explicación de como realizan inferencias las criaturas que no poseen un lenguaje. La proto-lógica de Bermúdez se basa en la lógica clásica de implicación material y negación pero las criaturas no harían inferencias y negaciones con oraciones sino a estados de cosas. Esto es una negación por oposición de contrarios como presente y ausente, si esta tesis es correcta un animal pensaría en los términos de: están otros animales en el abrevadero entonces no hay peligro y no hay animales en el abrevadero entonces hay peligro.</text:p>
      <text:p text:style-name="P3"/>
      <text:p text:style-name="P3"><text:tab/>Consideremos lo siguiente, una noche de regreso a casa justo antes de cruzar la ultima esquina me doy cuenta que el perro de mi vecino de alguna manera a escapado de la casa, es un perro bastante grande y cuando en días anteriores al pasar frente a la casa pero con el dentro parece de temer. Luego de darme cuenta de su presencia silbo con la intención que se percate de mi existencia y evitar, pienso yo, asustarle y que arremeta contra mi, desafortunadamente si bien el silbido delata mi presencia no consigue los efectos que deseaba y por el contrario el perro rápidamente se lanza a correr hacia a mi. Sin escapatoria solo quedaba el mano a mano con el canino que mostraba sus dientes en lo que para mi no se trata de una sonrisa, justo antes de llegar a mi y sin pensarlo levanto mis brazos me elevo usando la punta de mis pies acto que acompaño con el mas fuerte y grueso alarido, al instante el perro detiene su marcha y regresa asustado, o por lo menos yo le llamaría así, a donde se encontraba segundos antes.</text:p>
      <text:p text:style-name="P3"/>
      <text:p text:style-name="P3"><text:tab/>En una situación como esa me parece que mis pensamientos no fueron cocientes por lo menos no de la misma manera en que son cocientes cuando escribo esto, en este momento me parece que soy auto-consciente aunque no controle totalmente cada palabra tengo presente hacia donde se dirige mi argumento. ¿Cuantas variables habrá sopesado mi <text:soft-page-break/>mente para conseguir actuar de esa manera? ¿Como supe que alzarme y gritar podría solucionar mi problema?, ahora que intento desmontar mis pensamientos puedo que lo haya visto en un documental sobre osos pero si esto es cierto o el origen es otro definitivamente en ese momento no me parece que reflexione sobre el origen de esta creencia y posiblemente puedo con cierta razón decir afortunadamente mi mente no se detuvo en este detalle y permitió “salvar mi vida”. ¿en ese momento mi mente decidió que hacer usando inferencias en lenguaje natural, en un lenguaje del pensamiento o de alguna otra manera? ¿como puedo saberlo si reconozco no haber estado en un estado de conciencia plena sobre mis actos? Porque si bien era cociente plenamente de estar en peligro la solución al problema no fue tan consciente y con dificultad puedo reconstruirlo, y aun mas correctamente no fui nada cociente y no puedo reconstruirlo. ¿en ese momento mi cazador y yo nos encontramos en el mismo nivel cognitivo? ¿por que el perro corrió hacia mi? ¿puedo decir que regreso asustado?.</text:p>
      <text:p text:style-name="P3"/>
      <text:p text:style-name="P3"><text:tab/>Detengámonos en algunas consideraciones sobre mi atacante especialmente en el momento que desiste de la intención de atacarme luego de que yo levantara los brazos y le gritara. Para cambiar una actitud debe ser necesario reconsiderar lo que se pensaba sobre algo esto significado hacer una valoración a partir de percepciones sensibles seguramente y posiblemente con algo que tengamos ya en la mente para finalmente conseguir una conclusión, a esto los animales humanos lo llaman inferencia pero parece ser una habilidad necesaria y fundamental mínima para muchos animales, <text:span text:style-name="T7">aunque Bermúdez propone que el inferencialismo no esta disponible para criaturas no lingüísticas</text:span><text:span text:style-name="T6">.</text:span> Un inferencia se hace tomando algunos insumos valorándolos y actuando en consecuencia, esto implica que al menos dos posibilidades fueron estudiadas optimizando los resultado con lo que nos encontramos con un sistema racional en donde un conducta fue privilegia por sobre otra. Bermúdez expone en el capítulo 6 tres niveles de racionalidad, en donde en el nivel 0 solo se da una respuesta automática a un estimulo como en las conductas trópicas en donde no hay un toma de decisión de parte del organismo, en el segundo nivel entraría la situación descrita con el perro en donde de acuerdo a un contexto y a algunas contingencias elegir un curso de acción u otro mostraría la racionalidad en vista de optimizar la utilidad esperada, pero este nivel no representa un proceso de toma de decisiones aunque si el reconocimiento de que un curso de acción es mas razonable que otro, esto es que el perro eligió entre pelear o huir pero esta decisión no fue plenamente cociente, me parece también que yo estaría en ese nivel por lo menos durante ese episodio de ataque y defensa. El segundo nivel de racionalidad el animal compara entre varios cursos de acción.</text:p>
      <text:p text:style-name="P3"/>
      <text:p text:style-name="P3"><text:tab/>Pero aun dándoles racionalidad a los animales no humanos y reconociendo sus capacidades de inferencia tenemos problemas en demostrar como sucede esto y de que manera acercarnos. Las premisas y las conclusiones de una inferencia deben poseer un medio, nuestro lenguaje natural usa como medio para las ideas a las palabras y oraciones, nuestra lenguaje parece ser bastante bueno porque en la mayoría de los casos conseguimos expresar lo que sentimos con palabras y oraciones. Para un animal no lingüístico una inferencia puede ser, como plantea Bermúdez, si el león esta presenta, entonces la gacela esta ausente; la gacela esta presente, por lo tanto el león esta ausente. Necesitamos saber que tipo de inferencias o mas precisamente que reglas de inferencia existen en un nivel no lingüista, Bermúdez propone que en un nivel no lingüístico es posible desarrollar tres tipos de reglas de inferencia que en nuestro lenguaje formal se conocen como: modus ponens, modus tollen y el silogismo disyuntivo. Estas reglas de inferencias no se darían como en nuestro lenguaje natural, por ejemplo, la negación del XXX que nosotros haríamos en <text:soft-page-break/>lenguaje natural “No es cierto que Sócrates es sabio” los animales no humanos, según Bermúdez, estarían pensando “Sócrates es ignorante”, la diferencia es que en el primero se niega la oración y en el segundo el predicado o más precisamente se usa su contrario estilo ausente-presente. Asegurar que esto es así es un problema, es el problema de atribuir pensamiento a animales no humanos que carecen de lenguaje natural. Necesitamos conocer cual es la mecánica del pensamiento no lingüístico el combustible que usa esta maquina, además, necesitamos una metodología para describir efectivamente a la maquina en funcionamiento y en que momento se usa.</text:p>
      <text:p text:style-name="P3"/>
      <text:p text:style-name="P3"><text:tab/></text:p>
      <text:p text:style-name="P3"/>
      <text:p text:style-name="P3"/>
      <text:p text:style-name="P3"/>
      <text:p text:style-name="P3"/>
      <text:p text:style-name="P7">Bibliografía</text:p>
      <text:p text:style-name="P6"/>
      <text:p text:style-name="P8">Bermúdez, J. L. (2003).<text:span text:style-name="T1"> Thinking without Word</text:span>. Ciudad: New York. Oxford University Press.</text:p>
      <text:p text:style-name="Hanging_20_indent"><text:span text:style-name="T2">Lyyra , P. (2005). Review of José Luis Bermúdez: Thinking without Words . Consultada el 1 de enero de <text:s text:c="16"/>2012 en: </text:span><text:a xlink:type="simple" xlink:href="http://www.theassc.org/files/assc/2602.pdf"><text:span text:style-name="T8">http://www.</text:span></text:a><text:a xlink:type="simple" xlink:href="http://www.theassc.org/files/assc/2602.pdf"><text:span text:style-name="Citation"><text:span text:style-name="T2">theassc.org/files/assc/2602.pdf</text:span></text:span></text:a></text:p>
      <text:p text:style-name="Hanging_20_indent"><text:span text:style-name="Citation"><text:span text:style-name="T3">Morales, J. (2011). </text:span></text:span><text:span text:style-name="Citation"><text:span text:style-name="T5">Razonamiento Animal: Negación y Representaciones de Ausencia .</text:span></text:span><text:span text:style-name="Citation"><text:span text:style-name="T3"> Revista Argentina de Ciencias del Comportamiento [Revista en líena]. Consultada el <text:s/>1 de enero de <text:s/>2012 en: <text:s/></text:span></text:span><text:a xlink:type="simple" xlink:href="http://www.psyche.unc.edu.ar/racc/index.php/comportamiento/article/view/70"><text:span text:style-name="Citation"><text:span text:style-name="T2">http://www.psyche.unc.edu.ar/racc/index.php/comportamiento/article/view/70</text:span></text:span></text:a></text:p>
      <text:p text:style-name="Hanging_20_indent"><text:span text:style-name="Citation"><text:span text:style-name="T3">Fodor, J. (2004). Review of Jose Luis Bermudez, “Thinking without Words” . Consultada el 1 de enero de 2012 en: </text:span></text:span><text:a xlink:type="simple" xlink:href="http://www.nyu.edu/gsas/dept/philo/courses/representation/papers/FodorOnBermudez.pdf"><text:span text:style-name="Citation"><text:span text:style-name="T8">http://www.nyu.edu/gsas/dept/philo/courses/representation/papers/FodorOnBermudez.pdf</text:span></text:span></text:a></text:p>
      <text:p text:style-name="Hanging_20_indent"><text:span text:style-name="Citation"><text:span text:style-name="T4">Díaz, J.L. (2008). La Conciencia Viviente. Consultado el 1 de enero de 2012 en: </text:span></text:span><text:a xlink:type="simple" xlink:href="http://books.google.co.ve/books?id=lnxKYN1ujwIC&amp;lpg=PA413&amp;ots=YTO9bvVQmI&amp;dq=la%20conciencia%20viviente&amp;hl=es&amp;pg=PP1#v=onepage&amp;q&amp;f=false"><text:span text:style-name="Citation"><text:span text:style-name="T8">http://books.google.co.ve/books?id=lnxKYN1ujwIC&amp;lpg=PA413&amp;ots=YTO9bvVQmI&amp;dq=la%20conciencia%20viviente&amp;hl=es&amp;pg=PP1#v=onepage&amp;q&amp;f=false</text:span></text:span></text:a></text:p>
      <text:p text:style-name="Hanging_20_indent">El lenguaje del pensamiento, Jerry A. Fo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fía_20_2" style:display-name="Bibliografía 2" style:family="paragraph" style:parent-style-name="Bibliography_20_1"/>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8T11:48:48</meta:creation-date>
    <dc:date>2012-01-22T22:13:04</dc:date>
    <meta:editing-duration>P1DT1H21M12S</meta:editing-duration>
    <meta:editing-cycles>51</meta:editing-cycles>
    <meta:generator>LibreOffice/3.4$Linux LibreOffice_project/340m1$Build-402</meta:generator>
    <dc:creator>omerta </dc:creator>
    <meta:document-statistic meta:table-count="0" meta:image-count="0" meta:object-count="0" meta:page-count="5" meta:paragraph-count="21" meta:word-count="2057" meta:character-count="13048" meta:non-whitespace-character-count="10979"/>
  </office:meta>
</office:document-meta>
</file>